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n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ine</text:h>
                    <text:list>
                        <text:list-item>
                            <text:h text:style-name="Heading_20_2" text:outline-level="2">Description</text:h>
                        </text:list-item>
                    </text:list>
                </text:list-item>
            </text:list>

            <text:p text:style-name="Standard">The Line object is capable of drawing straight lines between a set of points.</text:p><text:p text:style-name="Standard">More info (<text:a xlink:type="simple" xlink:href="https://docs.lvgl.io/master/widgets/line.html" text:style-name="Internet_20_link" text:visited-style-name="Visited_20_Internet_20_Link">link</text:a>)</text:p>

            
                <text:list xml:id="list_Line2" text:continue-numbering="true" text:continue-list="list_Lin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ne4" text:continue-numbering="true" text:style-name="Outline">
                                                <text:list-item>
                                                    <text:list>
                                                        <text:list-item>
                                                            <text:list>
                                                                <text:list-item>
                                                                    <text:h text:style-name="Heading_20_3" text:outline-level="3">
                                                                        Points
                                                                        <text:s text:c="4"/>
                                                                        <text:span text:style-name="T2">String</text:span>
                                                                    </text:h>
                                                                </text:list-item>
                                                            </text:list>
                                                        </text:list-item>
                                                    </text:list>
                                                </text:list-item>
                                            </text:list>
                                            <text:p text:style-name="Standard">List of points given as: <text:span text:style-name="backtick">x1,y1 x2, y2 x3, y3 ...</text:span>, for example: <text:span text:style-name="backtick">0,0 50,50 100,0 150,50 200,0</text:span></text:p>,
                                            <text:list xml:id="list_Line5" text:continue-numbering="true" text:continue-list="list_Line4" text:style-name="Outline">
                                                <text:list-item>
                                                    <text:list>
                                                        <text:list-item>
                                                            <text:list>
                                                                <text:list-item>
                                                                    <text:h text:style-name="Heading_20_3" text:outline-level="3">
                                                                        Invert Y
                                                                        <text:s text:c="4"/>
                                                                        <text:span text:style-name="T2">Boolean</text:span>
                                                                    </text:h>
                                                                </text:list-item>
                                                            </text:list>
                                                        </text:list-item>
                                                    </text:list>
                                                </text:list-item>
                                            </text:list>
                                            <text:p text:style-name="Standard">By default, the y == 0 point is in the top of the object. It might be counter-intuitive in some cases so the y coordinates can be inverted with this property. In this case, y == 0 will be the bottom of the object. y invert is disabled by default.</text:p>,
                                            <text:list xml:id="list_Line6" text:continue-numbering="true" text:continue-list="list_Line5" text:style-name="Outline">
                                                <text:list-item>
                                                    <text:list>
                                                        <text:list-item>
                                                            <text:list>
                                                                <text:list-item>
                                                                    <text:h text:style-name="Heading_20_3" text:outline-level="3">
                                                                        Needle length
                                                                        <text:s text:c="4"/>
                                                                        <text:span text:style-name="T2">Number</text:span>
                                                                    </text:h>
                                                                </text:list-item>
                                                            </text:list>
                                                        </text:list-item>
                                                    </text:list>
                                                </text:list-item>
                                            </text:list>
                                            <text:p text:style-name="Standard">The length of the needle line in pixels. This property is only visible when the Line widget is used as a child of a Scale widget (scale needle mode).</text:p>,
                                            <text:list xml:id="list_Line7" text:continue-numbering="true" text:continue-list="list_Line6"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needle value on the scale. This property is only visible when the Line widget is used as a child of a Scale widget (scale needle mode).</text:p>,
                                            <text:list xml:id="list_Line8" text:continue-numbering="true" text:continue-list="list_Line7"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Expression</text:span> is selected then <text:span text:style-name="backtick">Value</text:span> can be evaluated from the expression. This property is only visible in scale needle mode.</text:p>,
                                            <text:list xml:id="list_Line9" text:continue-numbering="true" text:continue-list="list_Line8" text:style-name="Outline">
                                                <text:list-item>
                                                    <text:list>
                                                        <text:list-item>
                                                            <text:list>
                                                                <text:list-item>
                                                                    <text:h text:style-name="Heading_20_3" text:outline-level="3">
                                                                        Preview value
                                                                        <text:s text:c="4"/>
                                                                        <text:span text:style-name="T2">String</text:span>
                                                                    </text:h>
                                                                </text:list-item>
                                                            </text:list>
                                                        </text:list-item>
                                                    </text:list>
                                                </text:list-item>
                                            </text:list>
                                            <text:p text:style-name="Standard">This is optional property. If specified then the needle value of the Line in the project editor will be this value. Only available when <text:span text:style-name="backtick">Value type</text:span> is set to <text:span text:style-name="backtick">Expression</text:span>. This property is only visible in scale needle mod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ine10" text:continue-numbering="true" text:continue-list="list_Line9"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Line11" text:continue-numbering="true" text:continue-list="list_Line10"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Line12" text:continue-numbering="true" text:continue-list="list_Line11"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Line13"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ne14" text:continue-numbering="true" text:continue-list="list_Line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ine15" text:continue-numbering="true" text:continue-list="list_Line14"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ine16"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ine17" text:continue-numbering="true" text:continue-list="list_Line15"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ine18" text:continue-numbering="true" text:continue-list="list_Line17"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ine19"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ine20" text:continue-numbering="true" text:continue-list="list_Line18"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ine21" text:continue-numbering="true" text:continue-list="list_Line20"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ine22"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ine23" text:continue-numbering="true" text:continue-list="list_Line2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ine24" text:continue-numbering="true" text:continue-list="list_Line23"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ine25"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Line26" text:continue-numbering="true" text:continue-list="list_Line24"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Line27" text:continue-numbering="true" text:continue-list="list_Line2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ine28" text:continue-numbering="true" text:continue-list="list_Line2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ine29" text:continue-numbering="true" text:continue-list="list_Line2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ne30" text:continue-numbering="true" text:continue-list="list_Line29"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ine31" text:continue-numbering="true" text:continue-list="list_Line30"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ine32" text:continue-numbering="true" text:continue-list="list_Line31"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ine33" text:continue-numbering="true" text:continue-list="list_Line32"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ine34" text:continue-numbering="true" text:continue-list="list_Line33"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ine35" text:continue-numbering="true" text:continue-list="list_Line34"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ine36" text:continue-numbering="true" text:continue-list="list_Line35"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ine37" text:continue-numbering="true" text:continue-list="list_Line36"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ine38" text:continue-numbering="true" text:continue-list="list_Line37"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ine39" text:continue-numbering="true" text:continue-list="list_Line38"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ine40" text:continue-numbering="true" text:continue-list="list_Line39"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ine41" text:continue-numbering="true" text:continue-list="list_Line40"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ine42" text:continue-numbering="true" text:continue-list="list_Line41"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ine43" text:continue-numbering="true" text:continue-list="list_Line4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ine44" text:continue-numbering="true" text:continue-list="list_Line4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ine45" text:continue-numbering="true" text:continue-list="list_Line4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ine46" text:continue-numbering="true" text:continue-list="list_Line4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ine47" text:continue-numbering="true" text:continue-list="list_Line4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ine48" text:continue-numbering="true" text:continue-list="list_Line4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ine49" text:continue-numbering="true" text:continue-list="list_Line4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ine50" text:continue-numbering="true" text:continue-list="list_Line4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ine51" text:continue-numbering="true" text:continue-list="list_Line5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ine52" text:continue-numbering="true" text:continue-list="list_Line5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Line53" text:continue-numbering="true" text:continue-list="list_Line52"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Line54"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Line55" text:continue-numbering="true" text:continue-list="list_Line53"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Line56"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Line57" text:continue-numbering="true" text:continue-list="list_Line55"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ine58"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Line59" text:continue-numbering="true" text:continue-list="list_Line57"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ine60"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ine61" text:continue-numbering="true" text:continue-list="list_Line59"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ine62" text:continue-numbering="true" text:continue-list="list_Line61"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ine63" text:continue-numbering="true" text:continue-list="list_Line62"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ine64" text:continue-numbering="true" text:continue-list="list_Line63"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ine65" text:continue-numbering="true" text:continue-list="list_Line64"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ine66" text:continue-numbering="true" text:continue-list="list_Line65"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Line67" text:continue-numbering="true" text:continue-list="list_Line66"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ne68" text:continue-numbering="true" text:continue-list="list_Line6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ine6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ne70" text:continue-numbering="true" text:continue-list="list_Line6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ine71" text:continue-numbering="true" text:continue-list="list_Line7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ine72" text:continue-numbering="true" text:continue-list="list_Line7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Line3" text:continue-numbering="true" text:continue-list="list_Line2" text:style-name="Outline">
                        <text:list-item>
                            <text:list>
                                <text:list-item>
                                    <text:h text:style-name="Heading_20_2" text:outline-level="2">Examples</text:h>
                                </text:list-item>
                            </text:list>
                        </text:list-item>
                    </text:list>
                    <text:p text:style-name="Standard"/>
                    
                    <text:list xml:id="list_Line73" text:style-name="List_20_1">
                        
                        <text:list-item>
                            <text:p text:style-name="List_20_1_20_Start">
                                <text:span text:style-name="T1">Scal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